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span text:style-name="rststyle-whitespace"> </text:span>
        <text:span text:style-name="rststyle-whitespace"> </text:span>
        <text:span text:style-name="rststyle-whitespace">
</text:span>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whitespace"> </text:span>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Merhaba\ndünya"</text:span>
          </text:span>
        </text:span>
        <text:span text:style-name="rststyle-whitespace">
</text:span>
        <text:span text:style-name="rststyle-whitespace"> </text:span>
        <text:span text:style-name="rststyle-whitespace">
</text:span>
        <text:span text:style-name="rststyle-whitespace">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var'</text:span>
          </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whitespace"> </text:span>
        <text:span text:style-name="rststyle-whitespace"> </text:span>
        <text:span text:style-name="rststyle-whitespace">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span text:style-name="rststyle-whitespace">
</text:span>
        <text:span text:style-name="rststyle-name">
          <text:span text:style-name="rststyle-builtin">export</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whitespace">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whitespace">
</text:span>
        <text:span text:style-name="rststyle-whitespace">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span text:style-name="rststyle-whitespace">
</text:span>
        <text:span text:style-name="rststyle-whitespace"> </text:span>
        <text:span text:style-name="rststyle-whitespace">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whitespace"> </text:span>
        <text:span text:style-name="rststyle-literal">
          <text:span text:style-name="rststyle-number">3</text:span>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comment">
          <text:span text:style-name="rststyle-single"># her piri arasında boşluk gerekli
</text:span>
        </text:span>
        <text:span text:style-name="rststyle-whitespace"> </text:span>
        <text:span text:style-name="rststyle-literal">
          <text:span text:style-name="rststyle-number">8</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6</text:span>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Burada -l virgüllü sayılar için kullanılır.
</text:span>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literal">
          <text:span text:style-name="rststyle-string">
            <text:span text:style-name="rststyle-double">"print(10/2)"</text:span>
          </text:span>
        </text:span>
        <text:span text:style-name="rststyle-whitespace">
</text:span>
        <text:span text:style-name="rststyle-whitespace">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operator">)</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pan text:style-name="rststyle-whitespace">
</text:span>
        <text:span text:style-name="rststyle-whitespace">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whitespace">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se</text:span>
        <text:span text:style-name="rststyle-whitespace">
    </text:span>
        <text:span text:style-name="rststyle-whitespace">
</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whitespace"> </text:span>
        <text:span text:style-name="rststyle-whitespace">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küçük"</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büyük veya 10a eşit"</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literal">
          <text:span text:style-name="rststyle-string">
            <text:span text:style-name="rststyle-single">'dan küçük
&lt;- 15
-&gt; Veri 10'</text:span>
          </text:span>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operator">&amp;&amp;</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comment">
          <text:span text:style-name="rststyle-single">#bunun ile aynı anlama geli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punctuatio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punctuation">;;</text:span>
        <text:span text:style-name="rststyle-whitespace">
</text:span>
        <text:span text:style-name="rststyle-keyword">esac</text:span>
        <text:span text:style-name="rststyle-whitespace">
</text:span>
        <text:span text:style-name="rststyle-comment">
          <text:span text:style-name="rststyle-single"># Şununla aynıdı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elma"</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kiraz"</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patates"</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soğan"</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balık"</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whitespace">
</text:span>
        <text:span text:style-name="rststyle-keyword">while</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whitespace"> </text:span>
        <text:span text:style-name="rststyle-comment">
          <text:span text:style-name="rststyle-single"># sayıyı yazıya çevirip sonuna yanına boşluk koyduk
</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text:span>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comment">
          <text:span text:style-name="rststyle-single"># en son alt satıra geçmesi için
</text:span>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operator">{</text:span>
        <text:span text:style-name="rststyle-literal">
          <text:span text:style-name="rststyle-number">1</text:span>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span text:style-name="rststyle-whitespace">
</text:span>
        <text:span text:style-name="rststyle-comment">
          <text:span text:style-name="rststyle-single"># veya
</text:span>
        </text:span>
        <text:span text:style-name="rststyle-keyword">function</text:span>
        <text:span text:style-name="rststyle-whitespace"> </text:span>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whitespace">
    </text:span>
        <text:span text:style-name="rststyle-keyword">return</text:span>
        <text:span text:style-name="rststyle-whitespace"> </text:span>
        <text:span text:style-name="rststyle-literal">
          <text:span text:style-name="rststyle-number">0</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Bu satır çalışmaz"</text:span>
          </text:span>
        </text:span>
        <text:span text:style-name="rststyle-whitespace">
</text:span>
        <text:span text:style-name="rststyle-operator">}</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whitespace"> </text:span>
        <text:span text:style-name="rststyle-whitespace">
</text:span>
        <text:span text:style-name="rststyle-operator">(){</text:span>
        <text:span text:style-name="rststyle-whitespace">
    </text:span>
        <text:span text:style-name="rststyle-name">
          <text:span text:style-name="rststyle-builtin">local</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ve yerel hale getirdik.
</text:span>
        </text:span>
        <text:span text:style-name="rststyle-whitespace">    </text:span>
        <text:span text:style-name="rststyle-keyword">return</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comment">
          <text:span text:style-name="rststyle-single"># sayının 2 ile bölümünden kalanı döndürdük
</text:span>
        </text:span>
        <text:span text:style-name="rststyle-operator">}</text:span>
        <text:span text:style-name="rststyle-whitespace">
</text:span>
        <text:span text:style-name="rststyle-keyword">if</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k sayıdır"</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çift sayıdır"</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unset</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whitespace"> </text:span>
        <text:span text:style-name="rststyle-literal">
          <text:span text:style-name="rststyle-string">
            <text:span text:style-name="rststyle-double">"satır 1"</text:span>
          </text:span>
        </text:span>
        <text:span text:style-name="rststyle-whitespace">
</text:span>
        <text:span text:style-name="rststyle-whitespace"> </text:span>
        <text:span text:style-name="rststyle-literal">
          <text:span text:style-name="rststyle-string">
            <text:span text:style-name="rststyle-double">"satır 2"</text:span>
          </text:span>
        </text:span>
        <text:span text:style-name="rststyle-whitespace"> </text:span>
        <text:span text:style-name="rststyle-comment">
          <text:span text:style-name="rststyle-single"># yanlış yazılan satır fakat devam edece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3"</text:span>
          </text:span>
        </text:span>
        <text:span text:style-name="rststyle-whitespace">
</text:span>
        <text:span text:style-name="rststyle-name">
          <text:span text:style-name="rststyle-builtin">se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satır 4"</text:span>
          </text:span>
        </text:span>
        <text:span text:style-name="rststyle-whitespace"> </text:span>
        <text:span text:style-name="rststyle-comment">
          <text:span text:style-name="rststyle-single"># yanlış yazılan satır çalışmayı durduraca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5"</text:span>
          </text:span>
        </text:span>
        <text:span text:style-name="rststyle-whitespace"> </text:span>
        <text:span text:style-name="rststyle-comment">
          <text:span text:style-name="rststyle-single"># bu satır çalışmayacak
</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span text:style-name="rststyle-whitespace"> </text:span>
        <text:span text:style-name="rststyle-whitespace">
</text:span>
        <text:span text:style-name="rststyle-whitespace"> </text:span>
        <text:span text:style-name="rststyle-whitespace">
</text:span>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whitespace">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whitespace"> </text:span>
        <text:span text:style-name="rststyle-whitespace"> </text:span>
        <text:span text:style-name="rststyle-whitespace"> </text:span>
        <text:span text:style-name="rststyle-literal">
          <text:span text:style-name="rststyle-string">&lt;&lt;EOF
Merhaba
dünya
EOF</text:span>
        </text:span>
        <text:span text:style-name="rststyle-whitespace">
</text:span>
        <text:span text:style-name="rststyle-comment">
          <text:span text:style-name="rststyle-single"># &lt; dosya.txt
# Bir dosyayı girdi olarak kullanır:
</text:span>
        </text:span>
        <text:span text:style-name="rststyle-keyword">while</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whitespace">
</text:span>
        <text:span text:style-name="rststyle-keyword">done</text:span>
        <text:span text:style-name="rststyle-whitespace"> </text:span>
        <text:span text:style-name="rststyle-whitespace"> </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37</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operator">}</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comment">
          <text:span text:style-name="rststyle-single"># veya kısaca şu şekilde de yapılabilir.
</text:span>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punctuation">;</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literal">
          <text:span text:style-name="rststyle-number">49</text:span>
        </text:span>
        <text:span text:style-name="rststyle-whitespace"> </text:span>
        <text:span text:style-name="rststyle-literal">
          <text:span text:style-name="rststyle-number">59</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name">
          <text:span text:style-name="rststyle-variable">$REPLY</text:span>
        </text:span>
        <text:span text:style-name="rststyle-whitespace"> </text:span>
        <text:span text:style-name="rststyle-comment">
          <text:span text:style-name="rststyle-single"># seçilen sayıyı verir
</text:span>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comment">
          <text:span text:style-name="rststyle-single"># seçilen elemanı verir
</text:span>
        </text:span>
        <text:span text:style-name="rststyle-whitespace">    </text:span>
        <text:span text:style-name="rststyle-keyword">break</text:span>
        <text:span text:style-name="rststyle-whitespace">
</text:span>
        <text:span text:style-name="rststyle-keyword">done</text:span>
        <text:span text:style-name="rststyle-whitespace">

</text:span>
        <text:span text:style-name="rststyle-whitespace"> </text:span>
        <text:span text:style-name="rststyle-literal">
          <text:span text:style-name="rststyle-number">1</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operator">)</text:span>
        <text:span text:style-name="rststyle-whitespace"> </text:span>
        <text:span text:style-name="rststyle-literal">
          <text:span text:style-name="rststyle-number">49</text:span>
        </text:span>
        <text:span text:style-name="rststyle-whitespace">
</text:span>
        <text:span text:style-name="rststyle-whitespace"> </text:span>
        <text:span text:style-name="rststyle-literal">
          <text:span text:style-name="rststyle-number">4</text:span>
        </text:span>
        <text:span text:style-name="rststyle-operator">)</text:span>
        <text:span text:style-name="rststyle-whitespace"> </text:span>
        <text:span text:style-name="rststyle-literal">
          <text:span text:style-name="rststyle-number">59</text:span>
        </text:span>
        <text:span text:style-name="rststyle-whitespace">
</text:span>
        <text:span text:style-name="rststyle-whitespace"> </text:span>
        <text:span text:style-name="rststyle-comment">
          <text:span text:style-name="rststyle-single">#?
</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whitespace"> </text:span>
        <text:span text:style-name="rststyle-whitespace"> </text:span>
        <text:span text:style-name="rststyle-comment">
          <text:span text:style-name="rststyle-single"># deneme.sh dosyası çalıştırılır.
</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comment">
          <text:span text:style-name="rststyle-single"># Örnekteki adrese takılmayın :D
</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0</text:span>
        </text:span>
        <text:span text:style-name="rststyle-whitespace">
</text:span>
        <text:span text:style-name="rststyle-whitespace">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whitespace"> </text:span>
        <text:span text:style-name="rststyle-name">
          <text:span text:style-name="rststyle-variable">$$</text:span>
        </text:span>
        <text:span text:style-name="rststyle-whitespace"> </text:span>
        <text:span text:style-name="rststyle-comment">
          <text:span text:style-name="rststyle-single"># pid değeri yazdırır
</text:span>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comment">
          <text:span text:style-name="rststyle-single"># Bu kısım çalıştırılamaz.
</text:span>
        </text:span>
        <text:span text:style-name="rststyle-whitespace"> </text:span>
        <text:span text:style-name="rststyle-literal">
          <text:span text:style-name="rststyle-number">5755</text:span>
        </text:span>
        <text:span text:style-name="rststyle-whitespace">
</text:span>
        <text:span text:style-name="rststyle-whitespace"> </text:span>
        <text:span text:style-name="rststyle-literal">
          <text:span text:style-name="rststyle-number">5756</text:span>
        </text:span>
        <text:span text:style-name="rststyle-whitespace">
</text:span>
        <text:span text:style-name="rststyle-whitespace">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bütün çıktıları log.txt içine yazdırır.
</text:span>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comment">
          <text:span text:style-name="rststyle-single"># ekrana değil dosyaya yazıl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comment">
          <text:span text:style-name="rststyle-single"># yazmak için boş bir 3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deneme"</text:span>
          </text:span>
        </text:span>
        <text:span text:style-name="rststyle-whitespace"> </text:span>
        <text:span text:style-name="rststyle-punctuation">&amp;</text:span>
        <text:span text:style-name="rststyle-literal">
          <text:span text:style-name="rststyle-number">3</text:span>
        </text:span>
        <text:span text:style-name="rststyle-whitespace">
</text:span>
        <text:span text:style-name="rststyle-name">
          <text:span text:style-name="rststyle-builtin">exec</text:span>
        </text:span>
        <text:span text:style-name="rststyle-whitespace"> </text:span>
        <text:span text:style-name="rststyle-literal">
          <text:span text:style-name="rststyle-number">3</text:span>
        </text:span>
        <text:span text:style-name="rststyle-punctuation">&amp;</text:span>
        <text:span text:style-name="rststyle-whitespace"> </text:span>
        <text:span text:style-name="rststyle-whitespace"> </text:span>
        <text:span text:style-name="rststyle-comment">
          <text:span text:style-name="rststyle-single"># açık olan 3 nuramalı fd kapatmak için.
</text:span>
        </text:span>
        <text:span text:style-name="rststyle-name">
          <text:span text:style-name="rststyle-builtin">exec</text:span>
        </text:span>
        <text:span text:style-name="rststyle-whitespace"> </text:span>
        <text:span text:style-name="rststyle-literal">
          <text:span text:style-name="rststyle-number">2</text:span>
        </text:span>
        <text:span text:style-name="rststyle-punctuation">&amp;</text:span>
        <text:span text:style-name="rststyle-literal">
          <text:span text:style-name="rststyle-number">1</text:span>
        </text:span>
        <text:span text:style-name="rststyle-whitespace"> </text:span>
        <text:span text:style-name="rststyle-comment">
          <text:span text:style-name="rststyle-single"># stderr içine atılanı stdout içine aktarı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comment">
          <text:span text:style-name="rststyle-single"># okumak için 4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whitespace"> </text:span>
        <text:span text:style-name="rststyle-whitespace"> </text:span>
        <text:span text:style-name="rststyle-comment">
          <text:span text:style-name="rststyle-single"># girdi dosyamıza yazı yazalım.
</text:span>
        </text:span>
        <text:span text:style-name="rststyle-name">
          <text:span text:style-name="rststyle-builtin">read</text:span>
        </text:span>
        <text:span text:style-name="rststyle-whitespace"> </text:span>
        <text:span text:style-name="rststyle-whitespace"> </text:span>
        <text:span text:style-name="rststyle-punctuation">&amp;</text:span>
        <text:span text:style-name="rststyle-literal">
          <text:span text:style-name="rststyle-number">4</text:span>
        </text:span>
        <text:span text:style-name="rststyle-whitespace"> </text:span>
        <text:span text:style-name="rststyle-comment">
          <text:span text:style-name="rststyle-single"># 3 nuramalı fd içinden değir oku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punctuation">&amp;</text:span>
        <text:span text:style-name="rststyle-whitespace"> </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3:22:50</meta:creation-date>
    <dc:creator>a</dc:creator>
    <dc:date>2023-09-18T23:22:50</dc:date>
    <dc:language>en-US</dc:language>
    <meta:editing-cycles>1</meta:editing-cycles>
    <meta:editing-duration>PT00M01S</meta:editing-duration>
    <dc:title>Bash dersi</dc:title>
  </office:meta>
</office:document-meta>
</file>